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fo:font-weight="bold" officeooo:rsid="00216d69" officeooo:paragraph-rsid="00216d69" style:font-size-asian="16pt" style:font-weight-asian="bold" style:font-size-complex="16pt" style:font-weight-complex="bold"/>
    </style:style>
    <style:style style:name="P2" style:family="paragraph" style:parent-style-name="Standard">
      <style:text-properties fo:font-size="12pt" fo:font-weight="normal" officeooo:rsid="002551e8" officeooo:paragraph-rsid="0044a457" style:font-size-asian="10.5pt" style:font-weight-asian="normal" style:font-size-complex="12pt" style:font-weight-complex="normal"/>
    </style:style>
    <style:style style:name="P3" style:family="paragraph" style:parent-style-name="Standard">
      <style:text-properties fo:font-size="12pt" fo:font-weight="normal" officeooo:rsid="00757d8f" officeooo:paragraph-rsid="00757d8f" style:font-size-asian="10.5pt" style:font-weight-asian="normal" style:font-size-complex="12pt" style:font-weight-complex="normal"/>
    </style:style>
    <style:style style:name="P4" style:family="paragraph" style:parent-style-name="Standard">
      <style:text-properties fo:font-size="12pt" fo:font-weight="normal" officeooo:rsid="00757d8f" officeooo:paragraph-rsid="00941539" style:font-size-asian="10.5pt" style:font-weight-asian="normal" style:font-size-complex="12pt" style:font-weight-complex="normal"/>
    </style:style>
    <style:style style:name="P5" style:family="paragraph" style:parent-style-name="Standard">
      <style:text-properties fo:font-size="12pt" fo:font-weight="normal" officeooo:rsid="00757d8f" officeooo:paragraph-rsid="00959ca5" style:font-size-asian="10.5pt" style:font-weight-asian="normal" style:font-size-complex="12pt" style:font-weight-complex="normal"/>
    </style:style>
    <style:style style:name="P6" style:family="paragraph" style:parent-style-name="Standard">
      <style:text-properties fo:font-size="12pt" fo:font-weight="normal" officeooo:rsid="00775e7a" officeooo:paragraph-rsid="00775e7a" style:font-size-asian="10.5pt" style:font-weight-asian="normal" style:font-size-complex="12pt" style:font-weight-complex="normal"/>
    </style:style>
    <style:style style:name="P7" style:family="paragraph" style:parent-style-name="Standard">
      <style:text-properties fo:font-size="12pt" fo:font-weight="normal" officeooo:rsid="00775e7a" officeooo:paragraph-rsid="0085ff1a" style:font-size-asian="10.5pt" style:font-weight-asian="normal" style:font-size-complex="12pt" style:font-weight-complex="normal"/>
    </style:style>
    <style:style style:name="P8" style:family="paragraph" style:parent-style-name="Standard">
      <style:text-properties fo:font-size="12pt" fo:font-weight="normal" officeooo:rsid="00775e7a" officeooo:paragraph-rsid="00941539" style:font-size-asian="10.5pt" style:font-weight-asian="normal" style:font-size-complex="12pt" style:font-weight-complex="normal"/>
    </style:style>
    <style:style style:name="P9" style:family="paragraph" style:parent-style-name="Standard">
      <style:text-properties fo:font-size="12pt" fo:font-weight="normal" officeooo:rsid="00775e7a" officeooo:paragraph-rsid="00962ddf" style:font-size-asian="10.5pt" style:font-weight-asian="normal" style:font-size-complex="12pt" style:font-weight-complex="normal"/>
    </style:style>
    <style:style style:name="P10" style:family="paragraph" style:parent-style-name="Standard">
      <style:text-properties fo:font-size="12pt" fo:font-weight="normal" officeooo:rsid="00775e7a" officeooo:paragraph-rsid="0097ecf3" style:font-size-asian="10.5pt" style:font-weight-asian="normal" style:font-size-complex="12pt" style:font-weight-complex="normal"/>
    </style:style>
    <style:style style:name="P11" style:family="paragraph" style:parent-style-name="Standard">
      <style:text-properties fo:font-size="12pt" fo:font-weight="normal" officeooo:rsid="00775e7a" officeooo:paragraph-rsid="009a9e8a" style:font-size-asian="10.5pt" style:font-weight-asian="normal" style:font-size-complex="12pt" style:font-weight-complex="normal"/>
    </style:style>
    <style:style style:name="P12" style:family="paragraph" style:parent-style-name="Standard">
      <style:text-properties fo:font-size="12pt" fo:font-weight="normal" officeooo:rsid="00775e7a" officeooo:paragraph-rsid="009bb939" style:font-size-asian="10.5pt" style:font-weight-asian="normal" style:font-size-complex="12pt" style:font-weight-complex="normal"/>
    </style:style>
    <style:style style:name="P13" style:family="paragraph" style:parent-style-name="Standard">
      <style:text-properties fo:font-size="12pt" fo:font-weight="normal" officeooo:rsid="00775e7a" officeooo:paragraph-rsid="009cec88" style:font-size-asian="10.5pt" style:font-weight-asian="normal" style:font-size-complex="12pt" style:font-weight-complex="normal"/>
    </style:style>
    <style:style style:name="P14" style:family="paragraph" style:parent-style-name="Standard">
      <style:text-properties fo:font-size="12pt" fo:font-weight="normal" officeooo:rsid="00962ddf" officeooo:paragraph-rsid="00962ddf" style:font-size-asian="10.5pt" style:font-weight-asian="normal" style:font-size-complex="12pt" style:font-weight-complex="normal"/>
    </style:style>
    <style:style style:name="P15" style:family="paragraph" style:parent-style-name="Standard">
      <style:text-properties fo:font-size="12pt" fo:font-weight="normal" officeooo:rsid="00962ddf" officeooo:paragraph-rsid="0097ecf3" style:font-size-asian="10.5pt" style:font-weight-asian="normal" style:font-size-complex="12pt" style:font-weight-complex="normal"/>
    </style:style>
    <style:style style:name="P16" style:family="paragraph" style:parent-style-name="Standard">
      <style:text-properties fo:font-size="12pt" fo:font-weight="normal" officeooo:rsid="00962ddf" officeooo:paragraph-rsid="009a9e8a" style:font-size-asian="10.5pt" style:font-weight-asian="normal" style:font-size-complex="12pt" style:font-weight-complex="normal"/>
    </style:style>
    <style:style style:name="P17" style:family="paragraph" style:parent-style-name="Standard">
      <style:text-properties fo:font-size="12pt" fo:font-weight="normal" officeooo:rsid="00962ddf" officeooo:paragraph-rsid="009bb939" style:font-size-asian="10.5pt" style:font-weight-asian="normal" style:font-size-complex="12pt" style:font-weight-complex="normal"/>
    </style:style>
    <style:style style:name="P18" style:family="paragraph" style:parent-style-name="Standard">
      <style:text-properties fo:font-size="12pt" fo:font-weight="normal" officeooo:rsid="00962ddf" officeooo:paragraph-rsid="009cec88" style:font-size-asian="10.5pt" style:font-weight-asian="normal" style:font-size-complex="12pt" style:font-weight-complex="normal"/>
    </style:style>
    <style:style style:name="P19" style:family="paragraph" style:parent-style-name="Standard">
      <style:text-properties fo:font-size="12pt" fo:font-weight="normal" officeooo:rsid="0097993e" officeooo:paragraph-rsid="0097993e" style:font-size-asian="10.5pt" style:font-weight-asian="normal" style:font-size-complex="12pt" style:font-weight-complex="normal"/>
    </style:style>
    <style:style style:name="P20" style:family="paragraph" style:parent-style-name="Standard">
      <style:text-properties fo:font-size="12pt" fo:font-weight="normal" officeooo:rsid="009ec46a" officeooo:paragraph-rsid="009ec46a" style:font-size-asian="10.5pt" style:font-weight-asian="normal" style:font-size-complex="12pt" style:font-weight-complex="normal"/>
    </style:style>
    <style:style style:name="P21" style:family="paragraph" style:parent-style-name="Standard">
      <style:text-properties fo:font-variant="normal" fo:text-transform="none" fo:color="#24292e" loext:opacity="100%" style:font-name="apple-system" fo:font-size="10.5pt" fo:letter-spacing="normal" fo:font-style="normal" fo:font-weight="normal" officeooo:rsid="00421444" officeooo:paragraph-rsid="0027a328" style:font-size-asian="10.5pt" style:font-weight-asian="normal" style:font-size-complex="12pt" style:font-weight-complex="normal"/>
    </style:style>
    <style:style style:name="P22" style:family="paragraph" style:parent-style-name="Standard">
      <style:text-properties fo:font-variant="normal" fo:text-transform="none" fo:color="#24292e" loext:opacity="100%" style:font-name="apple-system" fo:font-size="10.5pt" fo:letter-spacing="normal" fo:font-style="normal" fo:font-weight="normal" officeooo:rsid="005c0383" officeooo:paragraph-rsid="005c0383" style:font-size-asian="10.5pt" style:font-weight-asian="normal" style:font-size-complex="12pt" style:font-weight-complex="normal"/>
    </style:style>
    <style:style style:name="T1" style:family="text">
      <style:text-properties style:font-name="P052"/>
    </style:style>
    <style:style style:name="T2" style:family="text">
      <style:text-properties style:font-name="P052" officeooo:rsid="00775e7a"/>
    </style:style>
    <style:style style:name="T3" style:family="text">
      <style:text-properties style:font-name="P052" officeooo:rsid="008448a8"/>
    </style:style>
    <style:style style:name="T4" style:family="text">
      <style:text-properties style:font-name="P052" officeooo:rsid="0085ff1a"/>
    </style:style>
    <style:style style:name="T5" style:family="text">
      <style:text-properties style:font-name="P052" officeooo:rsid="00938815"/>
    </style:style>
    <style:style style:name="T6" style:family="text">
      <style:text-properties style:font-name="P052" officeooo:rsid="00941539"/>
    </style:style>
    <style:style style:name="T7" style:family="text">
      <style:text-properties style:font-name="P052" officeooo:rsid="009466b9"/>
    </style:style>
    <style:style style:name="T8" style:family="text">
      <style:text-properties style:font-name="P052" officeooo:rsid="00959ca5"/>
    </style:style>
    <style:style style:name="T9" style:family="text">
      <style:text-properties style:font-name="P052" officeooo:rsid="00962ddf"/>
    </style:style>
    <style:style style:name="T10" style:family="text">
      <style:text-properties style:font-name="P052" officeooo:rsid="00963fe4"/>
    </style:style>
    <style:style style:name="T11" style:family="text">
      <style:text-properties style:font-name="P052" officeooo:rsid="0097ecf3"/>
    </style:style>
    <style:style style:name="T12" style:family="text">
      <style:text-properties style:font-name="P052" officeooo:rsid="00992dc2"/>
    </style:style>
    <style:style style:name="T13" style:family="text">
      <style:text-properties style:font-name="P052" officeooo:rsid="0097993e"/>
    </style:style>
    <style:style style:name="T14" style:family="text">
      <style:text-properties style:font-name="P052" officeooo:rsid="009a9e8a"/>
    </style:style>
    <style:style style:name="T15" style:family="text">
      <style:text-properties style:font-name="P052" officeooo:rsid="009bb939"/>
    </style:style>
    <style:style style:name="T16" style:family="text">
      <style:text-properties style:font-name="P052" officeooo:rsid="009ec46a"/>
    </style:style>
    <style:style style:name="T17" style:family="text">
      <style:text-properties style:font-name="P052" officeooo:rsid="00a028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vers</text:p>
      <text:p text:style-name="P2"/>
      <text:p text:style-name="P22">mettre des effets de sympaticus dans le lien de base</text:p>
      <text:p text:style-name="P21"/>
      <text:p text:style-name="P21"/>
      <text:p text:style-name="P21"/>
      <text:p text:style-name="P3"><text:span text:style-name="T3">C</text:span><text:span text:style-name="T5">alice de l’âme</text:span><text:span text:style-name="T1"> (rang 1) : </text:span><text:span text:style-name="T3">Ce rite </text:span><text:span text:style-name="T5">accorde un bonus de +5 à tout jet physique hors combat.</text:span></text:p>
      <text:p text:style-name="P6"><text:span text:style-name="T1">Composantes : </text:span><text:span text:style-name="T5">P</text:span><text:span text:style-name="T3">rière</text:span><text:span text:style-name="T1">.</text:span></text:p>
      <text:p text:style-name="P6"><text:span text:style-name="T1">Portée : </text:span><text:span text:style-name="T5">Soit</text:span><text:span text:style-name="T1">.</text:span></text:p>
      <text:p text:style-name="P6"><text:span text:style-name="T1">Durée : </text:span><text:span text:style-name="T5">Prolongée</text:span><text:span text:style-name="T1">.</text:span></text:p>
      <text:p text:style-name="P6"><text:span text:style-name="T1"/></text:p>
      <text:p text:style-name="P4"><text:span text:style-name="T6">Main du juste</text:span><text:span text:style-name="T1"> (rang 1) : </text:span><text:span text:style-name="T7">Le théurge implore le Pancréateur de guider sa main, recevant </text:span><text:span text:style-name="T5">un </text:span><text:span text:style-name="T6">incrément à tout jet de la compétence d’arme spécifiée par incrément obtenu sur </text:span><text:span text:style-name="T8">le </text:span><text:span text:style-name="T6">jet d’activation</text:span><text:span text:style-name="T2">.</text:span></text:p>
      <text:p text:style-name="P14"><text:span text:style-name="T2">C</text:span><text:span text:style-name="T1">omposantes : Liturgie, gestes.</text:span></text:p>
      <text:p text:style-name="P8"><text:span text:style-name="T1">Portée : </text:span><text:span text:style-name="T5">Soit</text:span><text:span text:style-name="T1">.</text:span></text:p>
      <text:p text:style-name="P8"><text:span text:style-name="T1">Durée : </text:span><text:span text:style-name="T6">Temporaire</text:span><text:span text:style-name="T1">.</text:span></text:p>
      <text:p text:style-name="P7"><text:span text:style-name="T4"/></text:p>
      <text:p text:style-name="P5"><text:span text:style-name="T8">Armure du Pancréateur </text:span><text:span text:style-name="T1">(rang </text:span><text:span text:style-name="T8">2</text:span><text:span text:style-name="T1">) : </text:span><text:span text:style-name="T3">Ce rite </text:span><text:span text:style-name="T8">est identique à celui de même nom de l’Orthodoxie à ceci prêt qu’il peut être employé sur n’importe quelle armure, pourvu que celle-ci ait été consacrée ou sanctifiée par le rite adéquat.</text:span></text:p>
      <text:p text:style-name="P5"><text:span text:style-name="T8"/></text:p>
      <text:p text:style-name="P14"><text:span text:style-name="T1">Ferveur vertueuse (rang 2) : Le théurge déclare solennellement le devoir qu’il doit accomplir et ce rite empêche toute forme de distraction mentale ou émotionnelle de le détourner de sa tâche (pouvoir psi, autorité hiérarchique, chantage affectif etc.) et lui confère un bonus de +5 à tout jet de perception envers ce qui pourrait nuire à sa mission.</text:span></text:p>
      <text:p text:style-name="P14"><text:span text:style-name="T1">Tout refus d’aide ou de charité forcé par ce rite devra être confessé dans la semaine sous peine d’hubris.</text:span></text:p>
      <text:p text:style-name="P14"><text:span text:style-name="T2">C</text:span><text:span text:style-name="T1">omposantes : Liturgie.</text:span></text:p>
      <text:p text:style-name="P9"><text:span text:style-name="T1">Portée : </text:span><text:span text:style-name="T9">Sensorielle</text:span><text:span text:style-name="T1">.</text:span></text:p>
      <text:p text:style-name="P9"><text:span text:style-name="T1">Durée : </text:span><text:span text:style-name="T9">Un acte</text:span><text:span text:style-name="T1">.</text:span></text:p>
      <text:p text:style-name="P9"><text:span text:style-name="T1"/></text:p>
      <text:p text:style-name="P14"><text:span text:style-name="T1">Liturgie de l’ost en rage (rang </text:span><text:span text:style-name="T10">3</text:span><text:span text:style-name="T1">) : </text:span><text:span text:style-name="T10">Ce passage de l’évangile oméga est lu aux frères de bataille pour gonfler leur cœur d’une rage vertueuse. Le rite accorde à l’auditoire un bonus de +5 sur tous les jets en lien avec la volonté par incrément obtenu sur le jet d’activation.</text:span></text:p>
      <text:p text:style-name="P19"><text:span text:style-name="T10">L</text:span><text:span text:style-name="T1">a liturgie prend environ 10 minutes pour être lue et l’auditoire doit être présent physiquement.</text:span></text:p>
      <text:p text:style-name="P14"><text:span text:style-name="T2">C</text:span><text:span text:style-name="T1">omposantes : Liturgie, </text:span><text:span text:style-name="T10">prière</text:span><text:span text:style-name="T1">.</text:span></text:p>
      <text:p text:style-name="P9"><text:span text:style-name="T1">Portée : </text:span><text:span text:style-name="T9">Sensorielle</text:span><text:span text:style-name="T1">.</text:span></text:p>
      <text:p text:style-name="P9"><text:span text:style-name="T1">Durée : </text:span><text:span text:style-name="T10">Prolongée</text:span><text:span text:style-name="T1">.</text:span></text:p>
      <text:p text:style-name="P9"><text:span text:style-name="T1"/></text:p>
      <text:p text:style-name="P15"><text:span text:style-name="T11">Main du châtiment</text:span><text:span text:style-name="T1"> (rang </text:span><text:span text:style-name="T10">3</text:span><text:span text:style-name="T1">) : </text:span><text:span text:style-name="T10">Canalisant</text:span><text:span text:style-name="T12"> la Sainte Flamme à travers ses membres, le théurge ajoute 5 aux dégâts qu’il inflige par incrément obtenu à l’activation de ce rite</text:span><text:span text:style-name="T13">.</text:span></text:p>
      <text:p text:style-name="P15"><text:span text:style-name="T2">C</text:span><text:span text:style-name="T1">omposantes : Liturgie, </text:span><text:span text:style-name="T12">gestes</text:span><text:span text:style-name="T1">.</text:span></text:p>
      <text:p text:style-name="P10"><text:span text:style-name="T1">Portée : </text:span><text:span text:style-name="T9">S</text:span><text:span text:style-name="T12">oit</text:span><text:span text:style-name="T1">.</text:span></text:p>
      <text:p text:style-name="P10"><text:span text:style-name="T1">Durée : </text:span><text:span text:style-name="T12">Instantanée</text:span><text:span text:style-name="T1">.</text:span></text:p>
      <text:p text:style-name="P10"><text:span text:style-name="T1"/></text:p>
      <text:p text:style-name="P16"><text:span text:style-name="T14">Terrible majesté</text:span><text:span text:style-name="T1"> (rang </text:span><text:span text:style-name="T14">4</text:span><text:span text:style-name="T1">) : </text:span><text:span text:style-name="T10">Canalisant</text:span><text:span text:style-name="T12"> la Sainte Flamme à travers ses membres, le théurge ajoute 5 aux dégâts qu’il inflige par incrément obtenu à l’activation de ce rite</text:span><text:span text:style-name="T13">.</text:span></text:p>
      <text:p text:style-name="P16"><text:span text:style-name="T2">C</text:span><text:span text:style-name="T1">omposantes : Liturgie, </text:span><text:span text:style-name="T12">gestes</text:span><text:span text:style-name="T1">.</text:span></text:p>
      <text:p text:style-name="P11"><text:span text:style-name="T1">Portée : </text:span><text:span text:style-name="T9">S</text:span><text:span text:style-name="T14">ensorielle</text:span><text:span text:style-name="T1">.</text:span></text:p>
      <text:p text:style-name="P11"><text:soft-page-break/><text:span text:style-name="T1">Durée : </text:span><text:span text:style-name="T14">Prolong</text:span><text:span text:style-name="T12">ée</text:span><text:span text:style-name="T1">.</text:span></text:p>
      <text:p text:style-name="P11"><text:span text:style-name="T1"/></text:p>
      <text:p text:style-name="P17"><text:span text:style-name="T15">Serment des compagnons d’arme</text:span><text:span text:style-name="T1"> (rang </text:span><text:span text:style-name="T15">4</text:span><text:span text:style-name="T1">) : </text:span><text:span text:style-name="T15">Par ce rite, le théurge unit ses camarades par un lien mental <text:s/>leur permettant de communiquer et ressentir leurs émotions entièrement par l’esprit</text:span><text:span text:style-name="T13">. </text:span><text:span text:style-name="T15">Les compagnons doivent avoir reçu le rite œcuménique de sainte bénédiction du Prophète et avoir juré loyauté à une cause commune.</text:span></text:p>
      <text:p text:style-name="P17"><text:span text:style-name="T2">C</text:span><text:span text:style-name="T1">omposantes : Liturgie, </text:span><text:span text:style-name="T12">gestes, </text:span><text:span text:style-name="T15">prière</text:span><text:span text:style-name="T1">.</text:span></text:p>
      <text:p text:style-name="P12"><text:span text:style-name="T1">Portée : </text:span><text:span text:style-name="T9">S</text:span><text:span text:style-name="T15">ensorielle</text:span><text:span text:style-name="T1">.</text:span></text:p>
      <text:p text:style-name="P12"><text:span text:style-name="T1">Durée : </text:span><text:span text:style-name="T15">Prolong</text:span><text:span text:style-name="T12">ée</text:span><text:span text:style-name="T1">.</text:span></text:p>
      <text:p text:style-name="P12"><text:span text:style-name="T1"/></text:p>
      <text:p text:style-name="P18"><text:span text:style-name="T15">S</text:span><text:span text:style-name="T16">alutation à Zakhayelos, seigneur de l’ost</text:span><text:span text:style-name="T1"> (rang </text:span><text:span text:style-name="T16">5</text:span><text:span text:style-name="T1">) : </text:span><text:span text:style-name="T16">Ce rite permet d’invoquer ce</text:span><text:span text:style-name="T17">tte</text:span><text:span text:style-name="T16"> puissance incorporelle de l’empyrée qui, d’après les eskatoniques, commande à la cinquième émanation du soleil céleste.</text:span></text:p>
      <text:p text:style-name="P20"><text:span text:style-name="T1">Bien que d’une immense puissance, </text:span><text:span text:style-name="T16">Z</text:span><text:span text:style-name="T1">akhayelos ne combattra pas directement mais sera </text:span><text:span text:style-name="T17">néanmoins</text:span><text:span text:style-name="T1"> d’une aide considérable : fournissant augures d’une grande précision, augmentant fortement les caractéristiques des combattants, leur faisant ignorer la peur, terrifiant l’ennemi etc.</text:span></text:p>
      <text:p text:style-name="P18"><text:span text:style-name="T2">C</text:span><text:span text:style-name="T1">omposantes : Liturgie, </text:span><text:span text:style-name="T12">gestes, </text:span><text:span text:style-name="T15">prière</text:span><text:span text:style-name="T1">.</text:span></text:p>
      <text:p text:style-name="P13"><text:span text:style-name="T1">Portée : </text:span><text:span text:style-name="T16">Variable</text:span><text:span text:style-name="T1">.</text:span></text:p>
      <text:p text:style-name="P13"><text:span text:style-name="T1">Durée : </text:span><text:span text:style-name="T16">Variable</text:span><text:span text:style-name="T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P052" svg:font-family="P052"/>
    <style:font-face style:name="apple-system" svg:font-family="apple-system, BlinkMacSystemFont, 'Segoe UI', Helvetica, Arial, sans-serif, 'Apple Color Emoji', 'Segoe UI Emoji'"/>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P052"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P052" fo:font-family="P052" fo:font-size="12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P052" fo:font-family="P052"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P052" fo:font-family="P052"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P052" fo:font-family="P052"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06T16:12:01.657691163</meta:creation-date>
    <meta:generator>LibreOffice/7.0.5.2$Linux_X86_64 LibreOffice_project/00$Build-2</meta:generator>
    <dc:date>2021-05-14T22:19:57.600886955</dc:date>
    <meta:editing-duration>PT9H8M41S</meta:editing-duration>
    <meta:editing-cycles>86</meta:editing-cycles>
    <meta:document-statistic meta:table-count="0" meta:image-count="0" meta:object-count="0" meta:page-count="2" meta:paragraph-count="38" meta:word-count="503" meta:character-count="3071" meta:non-whitespace-character-count="2605"/>
  </office:meta>
</office:document-meta>
</file>